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4190" officeooo:paragraph-rsid="00014190"/>
    </style:style>
    <style:style style:name="P2" style:family="paragraph" style:parent-style-name="Standard">
      <style:text-properties fo:color="#999999" fo:font-size="16pt" fo:language="fr" fo:country="FR" officeooo:rsid="00014106" officeooo:paragraph-rsid="00014106" style:font-size-asian="16pt" style:font-size-complex="16pt"/>
    </style:style>
    <style:style style:name="P3" style:family="paragraph" style:parent-style-name="Standard">
      <style:text-properties fo:font-size="12pt" fo:language="fr" fo:country="FR" fo:font-style="normal" officeooo:rsid="00014190" officeooo:paragraph-rsid="00014190" style:font-size-asian="12pt" style:font-style-asian="normal" style:font-size-complex="12pt" style:font-style-complex="normal"/>
    </style:style>
    <style:style style:name="P4" style:family="paragraph" style:parent-style-name="Standard">
      <style:text-properties fo:font-size="12pt" fo:language="fr" fo:country="FR" fo:font-style="normal" officeooo:rsid="000192e5" officeooo:paragraph-rsid="000192e5" style:font-size-asian="12pt" style:font-style-asian="normal" style:font-size-complex="12pt" style:font-style-complex="normal"/>
    </style:style>
    <style:style style:name="P5" style:family="paragraph" style:parent-style-name="Standard">
      <style:text-properties fo:font-size="12pt" fo:language="fr" fo:country="FR" fo:font-style="normal" officeooo:rsid="0003c420" officeooo:paragraph-rsid="0003c420" style:font-size-asian="12pt" style:font-style-asian="normal" style:font-size-complex="12pt" style:font-style-complex="normal"/>
    </style:style>
    <style:style style:name="P6" style:family="paragraph" style:parent-style-name="Standard">
      <style:text-properties fo:font-size="12pt" fo:language="fr" fo:country="FR" fo:font-style="normal" officeooo:rsid="0003c420" officeooo:paragraph-rsid="00062ce0" style:font-size-asian="12pt" style:font-style-asian="normal" style:font-size-complex="12pt" style:font-style-complex="normal"/>
    </style:style>
    <style:style style:name="P7" style:family="paragraph" style:parent-style-name="Standard">
      <style:text-properties fo:font-size="12pt" fo:language="fr" fo:country="FR" fo:font-style="normal" officeooo:rsid="0003c420" officeooo:paragraph-rsid="00063da6" style:font-size-asian="12pt" style:font-style-asian="normal" style:font-size-complex="12pt" style:font-style-complex="normal"/>
    </style:style>
    <style:style style:name="P8" style:family="paragraph" style:parent-style-name="Standard">
      <style:text-properties fo:font-size="12pt" fo:language="fr" fo:country="FR" fo:font-style="normal" officeooo:rsid="0003c420" officeooo:paragraph-rsid="0008096f" style:font-size-asian="12pt" style:font-style-asian="normal" style:font-size-complex="12pt" style:font-style-complex="normal"/>
    </style:style>
    <style:style style:name="P9" style:family="paragraph" style:parent-style-name="Standard">
      <style:text-properties fo:font-size="12pt" fo:language="fr" fo:country="FR" fo:font-style="normal" officeooo:rsid="000d3566" officeooo:paragraph-rsid="000d3566" style:font-size-asian="12pt" style:font-style-asian="normal" style:font-size-complex="12pt" style:font-style-complex="normal"/>
    </style:style>
    <style:style style:name="P10" style:family="paragraph" style:parent-style-name="Standard">
      <style:text-properties fo:font-size="12pt" fo:language="fr" fo:country="FR" fo:font-style="normal" officeooo:rsid="00101bbc" officeooo:paragraph-rsid="00101bbc" style:font-size-asian="12pt" style:font-style-asian="normal" style:font-size-complex="12pt" style:font-style-complex="normal"/>
    </style:style>
    <style:style style:name="P11" style:family="paragraph" style:parent-style-name="Standard">
      <style:text-properties officeooo:paragraph-rsid="0003c420"/>
    </style:style>
    <style:style style:name="P12" style:family="paragraph" style:parent-style-name="Standard">
      <style:text-properties officeooo:paragraph-rsid="00014106"/>
    </style:style>
    <style:style style:name="P13" style:family="paragraph" style:parent-style-name="Standard">
      <style:text-properties fo:font-style="normal" fo:font-weight="normal" officeooo:rsid="0003c420" officeooo:paragraph-rsid="0003c420" style:font-style-asian="normal" style:font-weight-asian="normal" style:font-style-complex="normal" style:font-weight-complex="normal"/>
    </style:style>
    <style:style style:name="P14" style:family="paragraph" style:parent-style-name="Standard">
      <style:text-properties officeooo:rsid="0003f741" officeooo:paragraph-rsid="0003f741"/>
    </style:style>
    <style:style style:name="P15" style:family="paragraph" style:parent-style-name="Standard">
      <style:text-properties officeooo:paragraph-rsid="00062ce0"/>
    </style:style>
    <style:style style:name="P16" style:family="paragraph" style:parent-style-name="Standard">
      <style:text-properties fo:color="#000000" fo:language="fr" fo:country="FR" fo:font-weight="normal" officeooo:rsid="00059a6d" officeooo:paragraph-rsid="000d3566" style:font-weight-asian="normal" style:font-weight-complex="normal"/>
    </style:style>
    <style:style style:name="P17" style:family="paragraph" style:parent-style-name="Standard">
      <style:text-properties fo:color="#000000" fo:language="fr" fo:country="FR" fo:font-weight="normal" officeooo:rsid="00059a6d" officeooo:paragraph-rsid="00101bbc" style:font-weight-asian="normal" style:font-weight-complex="normal"/>
    </style:style>
    <style:style style:name="P18" style:family="paragraph" style:parent-style-name="Standard">
      <style:text-properties officeooo:paragraph-rsid="000d3566"/>
    </style:style>
    <style:style style:name="P19" style:family="paragraph" style:parent-style-name="Standard">
      <style:text-properties officeooo:paragraph-rsid="00101bbc"/>
    </style:style>
    <style:style style:name="P20" style:family="paragraph" style:parent-style-name="Standard">
      <style:text-properties officeooo:rsid="00101bbc" officeooo:paragraph-rsid="00101bbc"/>
    </style:style>
    <style:style style:name="P21" style:family="paragraph" style:parent-style-name="Standard">
      <style:paragraph-properties fo:break-before="page"/>
      <style:text-properties officeooo:paragraph-rsid="000b59f3"/>
    </style:style>
    <style:style style:name="P22" style:family="paragraph" style:parent-style-name="Standard">
      <style:paragraph-properties fo:break-before="page"/>
      <style:text-properties officeooo:paragraph-rsid="000d3566"/>
    </style:style>
    <style:style style:name="P23" style:family="paragraph" style:parent-style-name="Standard">
      <style:text-properties fo:font-size="12pt" fo:language="fr" fo:country="FR" fo:font-style="italic" officeooo:rsid="00014106" officeooo:paragraph-rsid="00014106" style:font-size-asian="12pt" style:font-style-asian="italic" style:font-size-complex="12pt" style:font-style-complex="italic"/>
    </style:style>
    <style:style style:name="P24" style:family="paragraph" style:parent-style-name="Standard">
      <style:text-properties fo:font-size="12pt" fo:language="fr" fo:country="FR" officeooo:rsid="0003f741" officeooo:paragraph-rsid="0003f741" style:font-size-asian="12pt" style:font-size-complex="12pt"/>
    </style:style>
    <style:style style:name="P25" style:family="paragraph" style:parent-style-name="Standard">
      <style:text-properties fo:font-size="12pt" fo:language="fr" fo:country="FR" fo:font-style="normal" officeooo:rsid="0003c420" officeooo:paragraph-rsid="0003c420" style:font-size-asian="12pt" style:font-style-asian="normal" style:font-size-complex="12pt" style:font-style-complex="normal"/>
    </style:style>
    <style:style style:name="P26" style:family="paragraph" style:parent-style-name="Standard">
      <style:text-properties fo:font-size="12pt" fo:language="fr" fo:country="FR" fo:font-style="normal" officeooo:rsid="000b59f3" officeooo:paragraph-rsid="000b59f3" style:font-size-asian="12pt" style:font-style-asian="normal" style:font-size-complex="12pt" style:font-style-complex="normal"/>
    </style:style>
    <style:style style:name="P27" style:family="paragraph" style:parent-style-name="Standard">
      <style:text-properties fo:font-size="12pt" fo:language="fr" fo:country="FR" fo:font-style="normal" officeooo:rsid="00129a64" officeooo:paragraph-rsid="00129a64" style:font-size-asian="12pt" style:font-style-asian="normal" style:font-size-complex="12pt" style:font-style-complex="normal"/>
    </style:style>
    <style:style style:name="P28" style:family="paragraph" style:parent-style-name="Standard">
      <style:text-properties fo:font-size="12pt" fo:language="fr" fo:country="FR" fo:font-style="normal" officeooo:rsid="0014b993" officeooo:paragraph-rsid="0014b993" style:font-size-asian="12pt" style:font-style-asian="normal" style:font-size-complex="12pt" style:font-style-complex="normal"/>
    </style:style>
    <style:style style:name="P29" style:family="paragraph" style:parent-style-name="Standard">
      <style:text-properties fo:font-size="12pt" fo:language="fr" fo:country="FR" fo:font-style="normal" officeooo:rsid="001810a5" officeooo:paragraph-rsid="001810a5" style:font-size-asian="12pt" style:font-style-asian="normal" style:font-size-complex="12pt" style:font-style-complex="normal"/>
    </style:style>
    <style:style style:name="P30" style:family="paragraph" style:parent-style-name="Standard">
      <style:text-properties officeooo:paragraph-rsid="0014b993"/>
    </style:style>
    <style:style style:name="P31" style:family="paragraph" style:parent-style-name="Standard">
      <style:paragraph-properties fo:break-before="page"/>
      <style:text-properties fo:font-size="12pt" fo:language="fr" fo:country="FR" fo:font-style="normal" officeooo:rsid="0003c420" officeooo:paragraph-rsid="0003c420" style:font-size-asian="12pt" style:font-style-asian="normal" style:font-size-complex="12pt" style:font-style-complex="normal"/>
    </style:style>
    <style:style style:name="P32" style:family="paragraph" style:parent-style-name="Standard">
      <style:paragraph-properties fo:break-before="page"/>
      <style:text-properties fo:font-size="16pt" fo:language="fr" fo:country="FR" fo:font-style="normal" officeooo:rsid="000d3566" officeooo:paragraph-rsid="00129a64" style:font-size-asian="16pt" style:font-style-asian="normal" style:font-size-complex="16pt" style:font-style-complex="normal"/>
    </style:style>
    <style:style style:name="T1" style:family="text">
      <style:text-properties fo:font-size="12pt" fo:language="fr" fo:country="FR" style:font-size-asian="12pt" style:font-size-complex="12pt"/>
    </style:style>
    <style:style style:name="T2" style:family="text">
      <style:text-properties fo:font-size="12pt" fo:language="fr" fo:country="FR" officeooo:rsid="00014106" style:font-size-asian="12pt" style:font-size-complex="12pt"/>
    </style:style>
    <style:style style:name="T3" style:family="text">
      <style:text-properties fo:font-size="12pt" fo:language="fr" fo:country="FR" officeooo:rsid="0003c420" style:font-size-asian="12pt" style:font-size-complex="12pt"/>
    </style:style>
    <style:style style:name="T4" style:family="text">
      <style:text-properties fo:font-size="12pt" fo:language="fr" fo:country="FR" officeooo:rsid="0003f741" style:font-size-asian="12pt" style:font-size-complex="12pt"/>
    </style:style>
    <style:style style:name="T5" style:family="text">
      <style:text-properties fo:font-size="12pt" fo:language="fr" fo:country="FR" fo:font-style="italic" officeooo:rsid="00014106" style:font-size-asian="12pt" style:font-style-asian="italic" style:font-size-complex="12pt" style:font-style-complex="italic"/>
    </style:style>
    <style:style style:name="T6" style:family="text">
      <style:text-properties fo:font-size="12pt" fo:language="fr" fo:country="FR" fo:font-weight="normal" style:font-size-asian="12pt" style:font-weight-asian="normal" style:font-size-complex="12pt" style:font-weight-complex="normal"/>
    </style:style>
    <style:style style:name="T7" style:family="text">
      <style:text-properties fo:font-size="12pt" fo:language="fr" fo:country="FR" fo:font-style="normal" style:font-size-asian="12pt" style:font-style-asian="normal" style:font-size-complex="12pt" style:font-style-complex="normal"/>
    </style:style>
    <style:style style:name="T8" style:family="text">
      <style:text-properties fo:font-size="12pt" fo:language="fr" fo:country="FR" fo:font-style="normal" officeooo:rsid="0003c420" style:font-size-asian="12pt" style:font-style-asian="normal" style:font-size-complex="12pt" style:font-style-complex="normal"/>
    </style:style>
    <style:style style:name="T9" style:family="text">
      <style:text-properties fo:font-size="12pt" fo:language="fr" fo:country="FR" fo:font-style="normal" officeooo:rsid="00050b8d" style:font-size-asian="12pt" style:font-style-asian="normal" style:font-size-complex="12pt" style:font-style-complex="normal"/>
    </style:style>
    <style:style style:name="T10" style:family="text">
      <style:text-properties fo:font-size="12pt" fo:language="fr" fo:country="FR" fo:font-style="normal" officeooo:rsid="00062ce0" style:font-size-asian="12pt" style:font-style-asian="normal" style:font-size-complex="12pt" style:font-style-complex="normal"/>
    </style:style>
    <style:style style:name="T11" style:family="text">
      <style:text-properties fo:font-size="12pt" fo:language="fr" fo:country="FR" fo:font-style="normal" officeooo:rsid="0009e712" style:font-size-asian="12pt" style:font-style-asian="normal" style:font-size-complex="12pt" style:font-style-complex="normal"/>
    </style:style>
    <style:style style:name="T12" style:family="text">
      <style:text-properties fo:font-size="12pt" fo:language="fr" fo:country="FR" fo:font-style="normal" officeooo:rsid="000b59f3" style:font-size-asian="12pt" style:font-style-asian="normal" style:font-size-complex="12pt" style:font-style-complex="normal"/>
    </style:style>
    <style:style style:name="T13" style:family="text">
      <style:text-properties fo:font-size="12pt" fo:language="fr" fo:country="FR" fo:font-style="normal" officeooo:rsid="0014b993" style:font-size-asian="12pt" style:font-style-asian="normal" style:font-size-complex="12pt" style:font-style-complex="normal"/>
    </style:style>
    <style:style style:name="T14" style:family="text">
      <style:text-properties fo:font-size="12pt" fo:language="fr" fo:country="FR" fo:font-style="normal" officeooo:rsid="001707f2" style:font-size-asian="12pt" style:font-style-asian="normal" style:font-size-complex="12pt" style:font-style-complex="normal"/>
    </style:style>
    <style:style style:name="T15" style:family="text">
      <style:text-properties officeooo:rsid="00062ce0"/>
    </style:style>
    <style:style style:name="T16" style:family="text">
      <style:text-properties officeooo:rsid="00063da6"/>
    </style:style>
    <style:style style:name="T17" style:family="text">
      <style:text-properties officeooo:rsid="0008096f"/>
    </style:style>
    <style:style style:name="T18" style:family="text">
      <style:text-properties fo:color="#999999"/>
    </style:style>
    <style:style style:name="T19" style:family="text">
      <style:text-properties fo:color="#999999" fo:font-size="16pt" fo:language="fr" fo:country="FR" officeooo:rsid="000b59f3" style:font-size-asian="16pt" style:font-size-complex="16pt"/>
    </style:style>
    <style:style style:name="T20" style:family="text">
      <style:text-properties fo:color="#999999" fo:font-size="16pt" fo:language="fr" fo:country="FR" officeooo:rsid="00014106" style:font-size-asian="16pt" style:font-size-complex="16pt"/>
    </style:style>
    <style:style style:name="T21" style:family="text">
      <style:text-properties fo:color="#999999" fo:font-size="16pt" fo:language="fr" fo:country="FR" fo:font-style="normal" officeooo:rsid="000d3566" style:font-size-asian="16pt" style:font-style-asian="normal" style:font-size-complex="16pt" style:font-style-complex="normal"/>
    </style:style>
    <style:style style:name="T22" style:family="text">
      <style:text-properties fo:color="#999999" fo:font-size="16pt" fo:language="fr" fo:country="FR" fo:font-style="normal" officeooo:rsid="00014106" style:font-size-asian="16pt" style:font-style-asian="normal" style:font-size-complex="16pt" style:font-style-complex="normal"/>
    </style:style>
    <style:style style:name="T23" style:family="text">
      <style:text-properties fo:color="#999999" officeooo:rsid="00129a64"/>
    </style:style>
    <style:style style:name="T24" style:family="text">
      <style:text-properties fo:color="#000000" fo:language="fr" fo:country="FR" fo:font-weight="normal" officeooo:rsid="00059a6d" style:font-weight-asian="normal" style:font-weight-complex="normal"/>
    </style:style>
    <style:style style:name="T25" style:family="text">
      <style:text-properties fo:color="#000000" fo:language="fr" fo:country="FR" fo:font-weight="normal" officeooo:rsid="000d3566" style:font-weight-asian="normal" style:font-weight-complex="normal"/>
    </style:style>
    <style:style style:name="T26" style:family="text">
      <style:text-properties fo:color="#000000" fo:language="fr" fo:country="FR" fo:font-weight="normal" officeooo:rsid="000ebe95" style:font-weight-asian="normal" style:font-weight-complex="normal"/>
    </style:style>
    <style:style style:name="T27" style:family="text">
      <style:text-properties fo:color="#000000" fo:language="fr" fo:country="FR" fo:font-weight="normal" officeooo:rsid="00101bbc" style:font-weight-asian="normal" style:font-weight-complex="normal"/>
    </style:style>
    <style:style style:name="T28" style:family="text">
      <style:text-properties fo:color="#000000" fo:font-size="12pt" fo:language="fr" fo:country="FR" fo:font-style="normal" fo:font-weight="normal" style:font-size-asian="12pt" style:font-style-asian="normal" style:font-weight-asian="normal" style:font-size-complex="12pt" style:font-style-complex="normal" style:font-weight-complex="normal"/>
    </style:style>
    <style:style style:name="T29" style:family="text">
      <style:text-properties fo:color="#000000" fo:font-size="12pt" fo:language="fr" fo:country="FR" fo:font-style="normal" fo:font-weight="normal" officeooo:rsid="00059a6d" style:font-size-asian="12pt" style:font-style-asian="normal" style:font-weight-asian="normal" style:font-size-complex="12pt" style:font-style-complex="normal" style:font-weight-complex="normal"/>
    </style:style>
    <style:style style:name="T30" style:family="text">
      <style:text-properties fo:color="#000000" fo:font-size="12pt" fo:language="fr" fo:country="FR" fo:font-style="normal" fo:font-weight="normal" officeooo:rsid="000dc522" style:font-size-asian="12pt" style:font-style-asian="normal" style:font-weight-asian="normal" style:font-size-complex="12pt" style:font-style-complex="normal" style:font-weight-complex="normal"/>
    </style:style>
    <style:style style:name="T31" style:family="text">
      <style:text-properties fo:color="#000000" fo:font-size="12pt" fo:language="fr" fo:country="FR" fo:font-style="normal" fo:font-weight="normal" officeooo:rsid="00101bbc" style:font-size-asian="12pt" style:font-style-asian="normal" style:font-weight-asian="normal" style:font-size-complex="12pt" style:font-style-complex="normal" style:font-weight-complex="normal"/>
    </style:style>
    <style:style style:name="T32" style:family="text">
      <style:text-properties officeooo:rsid="00101bbc"/>
    </style:style>
    <style:style style:name="T33" style:family="text">
      <style:text-properties officeooo:rsid="0012d9ef"/>
    </style:style>
    <style:style style:name="T34" style:family="text">
      <style:text-properties officeooo:rsid="00163f51"/>
    </style:style>
    <style:style style:name="T35" style:family="text">
      <style:text-properties officeooo:rsid="001707f2"/>
    </style:style>
    <style:style style:name="T36" style:family="text">
      <style:text-properties officeooo:rsid="00187e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texte :</text:p>
      <text:p text:style-name="P12"><text:span text:style-name="T2">Le présent dossier réponds à une commande de jeu redéfinissant le type </text:span><text:span text:style-name="T5">Ware.</text:span></text:p>
      <text:p text:style-name="P23"/>
      <text:p text:style-name="P13"><text:span text:style-name="T2">P</text:span><text:span text:style-name="T1">roduction </text:span><text:span text:style-name="T4">de</text:span><text:span text:style-name="T1"> 6 mini-jeux</text:span></text:p>
      <text:p text:style-name="P11"><text:span text:style-name="T3">durée : 5 </text:span><text:span text:style-name="T4">à 15</text:span><text:span text:style-name="T3">s</text:span></text:p>
      <text:p text:style-name="P14"><text:span text:style-name="T3">g</text:span><text:span text:style-name="T1">enre : action-puzzle/Ware</text:span></text:p>
      <text:p text:style-name="P24">Support : téléphone mobile</text:p>
      <text:p text:style-name="P24">Public cible : Adolescent européen/occidental, joueur enthousiaste « time-filler »</text:p>
      <text:p text:style-name="P24">Expérience de jeu attendue:</text:p>
      <text:p text:style-name="P24"><text:tab/>-Forte incarnation</text:p>
      <text:p text:style-name="P24"><text:tab/>-Forte immersion</text:p>
      <text:p text:style-name="P24"><text:tab/>-Compétition amicale</text:p>
      <text:p text:style-name="P24"><text:tab/>-Caractère communautaire</text:p>
      <text:p text:style-name="P24">Objectifs divers :</text:p>
      <text:p text:style-name="P24"><text:tab/>-Fidélisation du joueur<text:tab/></text:p>
      <text:p text:style-name="P21"><text:span text:style-name="T20">A</text:span><text:span text:style-name="T19">nalyse</text:span><text:span text:style-name="T20">:</text:span></text:p>
      <text:p text:style-name="P1"><text:span text:style-name="T1">Le type </text:span><text:span text:style-name="T6">Ware</text:span><text:span text:style-name="T1">, héritage de </text:span><text:span text:style-name="T7">WarioWare</text:span></text:p>
      <text:p text:style-name="P3"/>
      <text:p text:style-name="P4">Un jeu est dit de type Ware lorsqu’il est composé de micro-jeux d’une durée située entre quelques secondes et quelques minutes. Ce nom est dû à WarioWare, Inc. : Mega Microgames !, jeu sortit par Nintendo en 2003 qui est l’emblème du genre.</text:p>
      <text:p text:style-name="P6">D’autres jeux à sa suite ont vu le jour : </text:p>
      <text:p text:style-name="P15"><text:span text:style-name="T8">Dumb Ways to Die </text:span><text:span text:style-name="T10">est une version très épurée de Ware. Composée de jeux où on s’attelle à ne pas faire mourir des personnages sympathiques. Les jeux durent quelques secondes, sont initiés par une phrase dont quelques mots sont en gras et qui donne la consigne à respecter. Une difficulté croissante est proposé, réduisant le temps disponible pour la réalisation de chaque micro-jeu.</text:span></text:p>
      <text:p text:style-name="P7">Air Marty <text:span text:style-name="T15">est une histoire à embranchement multiples. La progression est rythmée par des mini-jeux dont l’issue influence la suite de l’histoire. Plusieurs fins sont possibles.</text:span> <text:span text:style-name="T16">Chaque jeu est annoncé avec une phrase et les commandes d’entrée disponibles pour le joueur.</text:span></text:p>
      <text:p text:style-name="P8">McPixel <text:span text:style-name="T17">est une série de scènes où il faut trouver, en manipulant un personnage nommé McPixel, l’explosif et s’en débarrasser. Les commandes (point&amp;clic) et l’objectif sont communs à chaque scènes du jeu, seules les solutions changent.</text:span></text:p>
      <text:p text:style-name="P8">Rythm Heaven Megamix <text:span text:style-name="T17">est très proche de WarioWare dans sa diversité artistique mais est entièrement basé sur le rythme. L’entièreté du core gameplay réside dans la capacité à réaliser des commandes aux bons timings en adéquation avec la musique. Une seule commande est a disposition du joueur, lui permettant de se concentrer uniquement sur la musique et le visuel. Quelques indications sont affichés sous la forme de texte, notamment un « you »(vous) indiquant au joueur quel personnage il incarne.</text:span></text:p>
      <text:p text:style-name="P6"/>
      <text:p text:style-name="P5">Les jeux Ware ont en commun la notion de rythme. Elle est parfois cruciale, demandant au joueur de respecter des timings précis, mais dans l’ensemble ces jeux sont dynamiques, possédant des bandes musicales et sonores qui le sont tout autant. C’est là la première clé de réalisation, se débrouiller pour emmener le joueur dans un rythme et dans un enchaînement de jeux satisfaisant. </text:p>
      <text:p text:style-name="P11"><text:span text:style-name="T8">Le second point le plus important réside dans </text:span><text:span text:style-name="T9">la compréhension des jeux. De par leur durée extrêmement courte, il faut faire en sorte que le joueur ait tou</text:span><text:span text:style-name="T11">s</text:span><text:span text:style-name="T9"> les outils pour faire les connexion</text:span><text:span text:style-name="T11">s</text:span><text:span text:style-name="T9"> nécessaires avec ses connaissances afin de lui permettre de répondre efficacement à la problématique proposées. </text:span><text:span text:style-name="T11">Il faut qu’il comprenne : Sur quoi est ce qu’il peut agir ? Avec quels boutons ? Et qu’est ce qu’il doit faire ? </text:span><text:span text:style-name="T12">Tout ceci dans une intervalle de temps très court.</text:span></text:p>
      <text:p text:style-name="P26">Plusieurs choix sont possibles pour faciliter le travail mental du joueur. On peut lui faire incarner toujours le même personnage (McPixel) ou toujours le même genre de personnages (Dumb ways to Die). On peut limiter ses inputs (Rythm Heaven Megamix) ou les annoncer clairement (Air Marty).</text:p>
      <text:p text:style-name="P26"/>
      <text:p text:style-name="P26">Un bon jeu Ware est un jeu fluide et diversifié dans les objectifs des mini-jeux qu’il propose. Enfin, il ne doit surtout pas frustrer le joueurs en lui présentant mal ses objectifs.</text:p>
      <text:p text:style-name="P22"><text:span text:style-name="T21">Étude de marché</text:span><text:span text:style-name="T22">:</text:span></text:p>
      <text:p text:style-name="P5"/>
      <text:p text:style-name="P9">Les points importants du marché du jeu mobile en 2019 :</text:p>
      <text:p text:style-name="P9"/>
      <text:p text:style-name="P18"><text:span text:style-name="T24">2,4 m</text:span><text:span text:style-name="T25">illiards de joueurs</text:span></text:p>
      <text:p text:style-name="P18"><text:span text:style-name="T24">10 % d</text:span><text:span text:style-name="T25">u temps passé sur un téléphone mobile est consacré au jeu.</text:span></text:p>
      <text:p text:style-name="P18"><text:span text:style-name="T24">95 % d</text:span><text:span text:style-name="T25">es revenus des jeux mobiles proviennent des achats disponibles en jeu.</text:span></text:p>
      <text:p text:style-name="P18"><text:span text:style-name="T24">63 % d</text:span><text:span text:style-name="T25">es joueurs sur téléphone mobile sont des femmes.</text:span></text:p>
      <text:p text:style-name="P19"><text:span text:style-name="T24">6</text:span><text:span text:style-name="T26">9 % des femmes jouent aux jeux de genre puzzle « match-three »</text:span><text:span text:style-name="T24">/ f</text:span><text:span text:style-name="T26">amille</text:span><text:span text:style-name="T24">/s</text:span><text:span text:style-name="T27">imulateur</text:span><text:span text:style-name="T26"> de ferme</text:span><text:span text:style-name="T24"> </text:span></text:p>
      <text:p text:style-name="P19"><text:span text:style-name="T27">98 % des hommes jouent aux jeux de genre </text:span><text:span text:style-name="T24">sport </text:span><text:span text:style-name="T27">et tactical shooter</text:span></text:p>
      <text:p text:style-name="P17">I<text:span text:style-name="T32">l y a un gros engouement croissant des jeux casual</text:span></text:p>
      <text:p text:style-name="P18"><text:span text:style-name="T24">78 % d</text:span><text:span text:style-name="T27">es joueurs sur téléphone mobile sont des utilisateurs Android</text:span></text:p>
      <text:p text:style-name="P16"><text:span text:style-name="T32">Les jeux de genre puzzle sont les plus joués représentant </text:span>57,9 % <text:span text:style-name="T32">du marché </text:span></text:p>
      <text:p text:style-name="P18"><text:span text:style-name="T24">1 </text:span><text:span text:style-name="T27">utilisateur de téléphone portable sur 3 a joué à </text:span><text:span text:style-name="T24">Candy Crush in 2019</text:span></text:p>
      <text:p text:style-name="P18"><text:span text:style-name="T24">Helix Jump e</text:span><text:span text:style-name="T27">st le jeu le plus téléchargé en 2018</text:span></text:p>
      <text:p text:style-name="P18"><text:span text:style-name="T24">66 % d</text:span><text:span text:style-name="T27">es joueurs sur téléphone mobile influencent leurs proche dans leurs choix de jeu.</text:span></text:p>
      <text:p text:style-name="P17">C’<text:span text:style-name="T32">est en 18 et 22 heures que les jeux mobiles sont le plus sollicités</text:span></text:p>
      <text:p text:style-name="P18"><text:span text:style-name="T29">Pokémon Go </text:span><text:span text:style-name="T30">est le jeu ayant généré </text:span><text:span text:style-name="T31">le plus d’argent de l’histoire des jeux mobile.</text:span></text:p>
      <text:p text:style-name="P20"><text:span text:style-name="T31">S</text:span><text:span text:style-name="T28">ource : kommandotech.com</text:span></text:p>
      <text:p text:style-name="P32"><text:span text:style-name="T18">U</text:span><text:span text:style-name="T23">eX :</text:span></text:p>
      <text:p text:style-name="P27"/>
      <text:p text:style-name="P27">Ce jeu cible les adolescents européens et occidentaux qui jouent sur leur téléphone mobile dès qu’ils ont un petit moment disponible (transport en communs, salle d’attente, pause entre deux cours …). On parle de joueur enthousiaste « time-filler »</text:p>
      <text:p text:style-name="P27">On cible des personnes très sociales, à un âge où ils sont <text:span text:style-name="T33">facilement influençables par leurs proches et leurs amis. Ils ont de nombreuses occasions d’utiliser leur téléphone pendant de petites périodes : Sur les périodes de transit entre leur lieu d’étude et de vie, entre chaque cours, sur le temps de midi. </text:span></text:p>
      <text:p text:style-name="P27"/>
      <text:p text:style-name="P27"/>
      <text:p text:style-name="P28">Objectifs :</text:p>
      <text:p text:style-name="P28">Pour faire en sorte que le jeu plaise à cette part de la population il y a plusieurs points très importants à respecter :</text:p>
      <text:p text:style-name="P28"><text:tab/>-La fluidité du jeu : Le jeu doit être exécutable simplement, optimisé pour tourner vite, et il faut qu’il soit simple de lancer une tranche de jeu. Il faut de même qu’il soit facile de la quitter, sans subir de pénalités.</text:p>
      <text:p text:style-name="P28"><text:tab/>-La clarté du jeu : L’interface se doit d’être simple. On évitera une multitude de menus, visant le lancement de partie le plus simple et rapide possible, limitant le temps de navigation sans jeu.</text:p>
      <text:p text:style-name="P28"><text:tab/>-<text:span text:style-name="T34">La dimension sociale : Il faut que le joueur puisse être en compétition avec les autres. Il faut qu’il y ait un échange possible, un moyen de comparaison, une possibilité d’entraide, d’alliance ou de multijoueur. C’est ce qui va permettre à ce jeu d’être populaire, le fait que le joueur ait l’impression de rejoindre une communauté en commençant à jouer à ce jeu.</text:span></text:p>
      <text:p text:style-name="P30"><text:span text:style-name="T13"><text:tab/>-</text:span><text:span text:style-name="T14">L’immersion : Le jeu est une échappatoire aux moments ennuyants. Que ce soient les cours, les transports, les soucis quotidiens, l’objectif de ce jeu est d’offrir une porte vers un univers suffisamment distant du notre pour que les problèmes qui se posent dans l’un ne se posent plus dans l’autre.</text:span></text:p>
      <text:p text:style-name="P5"/>
      <text:p text:style-name="P5"/>
      <text:p text:style-name="P29"><text:span text:style-name="T36">Présenter l’</text:span>UeX de base du ware conditionné par ou couche par dessus qui va constituer l’UeX <text:span text:style-name="T36">de serious game</text:span></text:p>
      <text:p text:style-name="P31"/>
      <text:p text:style-name="P5">Ref : </text:p>
      <text:p text:style-name="P5">WarioWare, Dumb Ways to Die, Air Marty, McPixel, Rythm Heaven Megamix </text:p>
      <text:p text:style-name="P10">kommandotech.co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5-27T12:55:40.781000000</dc:date>
    <meta:editing-duration>PT2H36M29S</meta:editing-duration>
    <meta:editing-cycles>3</meta:editing-cycles>
    <meta:document-statistic meta:table-count="0" meta:image-count="0" meta:object-count="0" meta:page-count="5" meta:paragraph-count="56" meta:word-count="1092" meta:character-count="6446" meta:non-whitespace-character-count="5393"/>
  </office:meta>
</office:document-meta>
</file>